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1.799cm" style:rel-column-width="65535*"/>
    </style:style>
    <style:style style:name="Tabela1.A1" style:family="table-cell">
      <style:table-cell-properties fo:padding="0cm" fo:border="none"/>
    </style:style>
    <style:style style:name="Tabela1.2" style:family="table-row">
      <style:table-row-properties fo:background-color="transparent" fo:keep-together="auto">
        <style:background-image/>
      </style:table-row-properties>
    </style:style>
    <style:style style:name="Tabela1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1.A3" style:family="table-cell">
      <style:table-cell-properties fo:background-color="transparent" fo:padding="0cm" fo:border="none">
        <style:background-image/>
      </style:table-cell-properties>
    </style:style>
    <style:style style:name="Tabela1.A4" style:family="table-cell">
      <style:table-cell-properties fo:padding="0cm" fo:border-left="none" fo:border-right="none" fo:border-top="4pt solid #f04e4d" fo:border-bottom="none"/>
    </style:style>
    <style:style style:name="Tabela1.8" style:family="table-row">
      <style:table-row-properties style:row-height="0.199cm"/>
    </style:style>
    <style:style style:name="Tabela1.A9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Tabela5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998cm"/>
    </style:style>
    <style:style style:name="Tabela5.B" style:family="table-column">
      <style:table-column-properties style:column-width="1.503cm"/>
    </style:style>
    <style:style style:name="Tabela5.C" style:family="table-column">
      <style:table-column-properties style:column-width="8.892cm"/>
    </style:style>
    <style:style style:name="Tabela5.D" style:family="table-column">
      <style:table-column-properties style:column-width="8.005cm"/>
    </style:style>
    <style:style style:name="Tabela5.1" style:family="table-row">
      <style:table-row-properties style:row-height="0.45cm"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5.2" style:family="table-row">
      <style:table-row-properties style:row-height="0.75cm" fo:background-color="transparent" fo:keep-together="auto">
        <style:background-image/>
      </style:table-row-properties>
    </style:style>
    <style:style style:name="Tabela5.A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5.B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C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D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3" style:family="table-row">
      <style:table-row-properties style:row-height="0.75cm"/>
    </style:style>
    <style:style style:name="Tabela5.A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5.B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4" style:family="table-row">
      <style:table-row-properties style:min-row-height="0.75cm"/>
    </style:style>
    <style:style style:name="Tabela5.A4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1.799cm" style:rel-column-width="65535*"/>
    </style:style>
    <style:style style:name="Tabela4.A1" style:family="table-cell">
      <style:table-cell-properties fo:padding="0cm" fo:border="none"/>
    </style:style>
    <style:style style:name="Tabela4.2" style:family="table-row">
      <style:table-row-properties fo:background-color="transparent" fo:keep-together="auto">
        <style:background-image/>
      </style:table-row-properties>
    </style:style>
    <style:style style:name="Tabela4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4.A3" style:family="table-cell">
      <style:table-cell-properties fo:background-color="transparent" fo:padding="0cm" fo:border="none">
        <style:background-image/>
      </style:table-cell-properties>
    </style:style>
    <style:style style:name="Tabela4.A4" style:family="table-cell">
      <style:table-cell-properties fo:padding="0cm" fo:border-left="none" fo:border-right="none" fo:border-top="4pt solid #f04e4d" fo:border-bottom="none"/>
    </style:style>
    <style:style style:name="Tabela4.8" style:family="table-row">
      <style:table-row-properties style:row-height="0.199cm"/>
    </style:style>
    <style:style style:name="Tabela4.A9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P1" style:family="paragraph" style:parent-style-name="Emitente_20_dados">
      <style:text-properties fo:font-weight="normal" style:font-weight-asian="normal" style:font-weight-complex="normal"/>
    </style:style>
    <style:style style:name="P2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P3" style:family="paragraph" style:parent-style-name="Table_20_Contents">
      <style:text-properties fo:font-size="10pt"/>
    </style:style>
    <style:style style:name="P4" style:family="paragraph" style:parent-style-name="Table_20_Contents">
      <style:paragraph-properties fo:text-align="center" style:justify-single-word="false"/>
      <style:text-properties fo:font-size="10pt"/>
    </style:style>
    <style:style style:name="P5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7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8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P12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P13" style:family="paragraph" style:parent-style-name="Dado_20_variável">
      <style:text-properties fo:font-size="8pt" style:font-size-asian="8pt" style:font-size-complex="8pt"/>
    </style:style>
    <style:style style:name="P14" style:family="paragraph" style:parent-style-name="Descritivo_20_campo">
      <style:text-properties fo:font-size="2pt" style:font-size-asian="1.75pt" style:font-size-complex="2pt"/>
    </style:style>
    <style:style style:name="P15" style:family="paragraph" style:parent-style-name="Descritivo_20_campo">
      <style:text-properties fo:font-variant="small-caps" style:font-name="DejaVu Sans" fo:font-size="4pt" fo:text-shadow="none" style:font-size-asian="10.5pt" style:font-relief="none"/>
    </style:style>
    <style:style style:name="P16" style:family="paragraph" style:parent-style-name="Dado_20_campo">
      <style:text-properties fo:font-weight="normal" style:font-weight-asian="normal" style:font-weight-complex="normal"/>
    </style:style>
    <style:style style:name="P17" style:family="paragraph" style:parent-style-name="Dado_20_campo">
      <style:text-properties fo:font-weight="bold" style:font-weight-asian="bold" style:font-weight-complex="bold"/>
    </style:style>
    <style:style style:name="P18" style:family="paragraph" style:parent-style-name="Dado_20_campo">
      <style:text-properties fo:font-size="7pt" fo:font-weight="bold" style:font-size-asian="7pt" style:font-weight-asian="bold" style:font-size-complex="7pt" style:font-weight-complex="bold"/>
    </style:style>
    <style:style style:name="P19" style:family="paragraph" style:parent-style-name="Dado_20_campo">
      <style:text-properties fo:font-size="6pt" style:font-size-asian="5.25pt" style:font-size-complex="6pt"/>
    </style:style>
    <style:style style:name="P20" style:family="paragraph" style:parent-style-name="Emitente_20_nome">
      <style:text-properties fo:font-size="10pt" style:font-size-asian="10pt" style:font-size-complex="10pt"/>
    </style:style>
    <style:style style:name="P21" style:family="paragraph" style:parent-style-name="Emitente_20_nome">
      <style:text-properties fo:font-weight="normal" style:font-weight-asian="normal" style:font-weight-complex="normal"/>
    </style:style>
    <style:style style:name="P22" style:family="paragraph" style:parent-style-name="Dado_20_campo">
      <style:paragraph-properties fo:text-align="justify" style:justify-single-word="false" fo:hyphenation-ladder-count="no-limit" style:writing-mode="page"/>
      <style:text-properties fo:hyphenate="true" fo:hyphenation-remain-char-count="2" fo:hyphenation-push-char-count="2"/>
    </style:style>
    <style:style style:name="P23" style:family="paragraph" style:parent-style-name="Dado_20_campo">
      <style:paragraph-properties fo:text-align="justify" style:justify-single-word="false" fo:hyphenation-ladder-count="no-limit" style:writing-mode="page"/>
      <style:text-properties fo:font-size="7pt" style:font-size-asian="6.09999990463257pt" style:font-size-complex="7pt" fo:hyphenate="true" fo:hyphenation-remain-char-count="2" fo:hyphenation-push-char-count="2"/>
    </style:style>
    <style:style style:name="P24" style:family="paragraph" style:parent-style-name="Dado_20_campo"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3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ffffff"/>
    </style:style>
    <style:style style:name="T8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ffff" fo:font-size="10pt" style:font-size-asian="10pt" style:font-size-complex="10pt"/>
    </style:style>
    <style:style style:name="T10" style:family="text">
      <style:text-properties fo:font-size="23.2000007629395pt" style:font-size-asian="23.2000007629395pt" style:font-size-complex="23.2000007629395pt"/>
    </style:style>
    <style:style style:name="T11" style:family="text">
      <style:text-properties style:use-window-font-color="true" style:text-underline-style="none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0.101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chave_imagem" text:name="py3o.danfe.NFe.chave_imagem"/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protNFe.infProt.xMotivo.valor" text:name="py3o.danfe.protNFe.infProt.xMotivo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nome_sistema" text:name="py3o.danfe.nome_sistema"/>
        <text:user-field-decl office:value-type="string" office:string-value="danfe.NFe.infNFe.ide.tpNF.valor" text:name="py3o.danfe.NFe.infNFe.ide.tpNF.valor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NFe.infNFe.ide.dEmi.formato_danfe" text:name="py3o.danfe.NFe.infNFe.ide.dEmi.formato_danfe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anfe.NFe.infNFe.cobr.fat.vLiq.formato_danfe" text:name="py3o.danfe.NFe.infNFe.cobr.fat.vLiq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emit.IM.valor" text:name="py3o.danfe.NFe.infNFe.emit.IM.valor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procEventoCCe.retEvento.protocolo_formatado" text:name="py3o.danfe.procEventoCCe.retEvento.protocolo_formatado"/>
        <text:user-field-decl office:value-type="string" office:string-value="danfe.procEventoCCe.retEvento.infEvento.xMotivo.valor" text:name="py3o.danfe.procEventoCCe.retEvento.infEvento.xMotivo.valor"/>
        <text:user-field-decl office:value-type="string" office:string-value="danfe.procEventoCCe.retEvento.infEvento.cStat.valor" text:name="py3o.danfe.procEventoCCe.retEvento.infEvento.cStat.valor"/>
        <text:user-field-decl office:value-type="string" office:string-value="danfe.procEventoCCe.evento.infEvento.nSeqEvento.valor" text:name="py3o.danfe.procEventoCCe.evento.infEvento.nSeqEvento.valor"/>
        <text:user-field-decl office:value-type="string" office:string-value="danfe.procEventoCCe.evento.infEvento.tpEvento.valor" text:name="py3o.danfe.procEventoCCe.evento.infEvento.tpEvento.valor"/>
        <text:user-field-decl office:value-type="string" office:string-value="danfe.procEventoCCe.evento.infEvento.detEvento.descEvento.valor" text:name="py3o.danfe.procEventoCCe.evento.infEvento.detEvento.descEvento.valor"/>
        <text:user-field-decl office:value-type="string" office:string-value="danfe.procEventoCCe.evento.infEvento.detEvento.xCorrecao.valor" text:name="py3o.danfe.procEventoCCe.evento.infEvento.detEvento.xCorrecao.valor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Descritivo_20_bloco"><draw:frame draw:style-name="fr3" draw:name="Quadro1" text:anchor-type="paragraph" svg:y="7.9cm" svg:width="12cm" draw:z-index="4"><draw:text-box fo:min-height="9.999cm"><table:table table:name="Tabela4" table:style-name="Tabela4"><table:table-column table:style-name="Tabela4.A"/><table:table-row><table:table-cell table:style-name="Tabela4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4.2"><table:table-cell table:style-name="Tabela4.A2" office:value-type="string"><text:p text:style-name="P6"><text:span text:style-name="T5"> </text:span><text:line-break/>SEM AUTORIZAÇÃO<text:line-break/><text:span text:style-name="T5"> </text:span><text:line-break/><text:span text:style-name="T2">SEM VALOR FISCAL<text:line-break/></text:span><text:span text:style-name="T3"> </text:span></text:p></table:table-cell></table:table-row><table:table-row><table:table-cell table:style-name="Tabela4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4.A4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4.2"><table:table-cell table:style-name="Tabela4.A2" office:value-type="string"><text:p text:style-name="P8"><text:span text:style-name="T8"> </text:span><text:span text:style-name="T7"><text:line-break/>DENEGADA<text:line-break/></text:span><text:span text:style-name="T9"><text:user-field-get text:name="py3o.danfe.protNFe.infProt.xMotivo.valor">danfe.protNFe.infProt.xMotivo.valor</text:user-field-get></text:span><text:span text:style-name="T9"><text:line-break/></text:span><text:span text:style-name="T5"> </text:span></text:p></table:table-cell></table:table-row><table:table-row><table:table-cell table:style-name="Tabela4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4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4.8"><table:table-cell table:style-name="Tabela4.A1" office:value-type="string"><text:p text:style-name="Table_20_Contents"/></table:table-cell></table:table-row><table:table-row table:style-name="Tabela4.2"><table:table-cell table:style-name="Tabela4.A9" office:value-type="string"><text:p text:style-name="P7"><text:span text:style-name="T6"> </text:span><text:line-break/>HOMOLOGAÇÃO<text:line-break/><text:span text:style-name="T10">SEM VALOR FISCAL<text:line-break/></text:span><text:span text:style-name="T6"> </text:span></text:p></table:table-cell></table:table-row><table:table-row><table:table-cell table:style-name="Tabela4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EVENTO</text:p>
          </table:table-cell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Descritivo_20_campo">Sequência</text:p>
            <text:p text:style-name="Dado_20_campo"><text:user-field-get text:name="py3o.danfe.procEventoCCe.evento.infEvento.nSeqEvento.valor">danfe.procEventoCCe.evento.infEvento.nSeqEvento.valor</text:user-field-get></text:p>
          </table:table-cell>
          <table:table-cell table:style-name="Tabela5.B2" office:value-type="string">
            <text:p text:style-name="Descritivo_20_campo">Cód. do evento</text:p>
            <text:p text:style-name="Dado_20_campo"><text:user-field-get text:name="py3o.danfe.procEventoCCe.evento.infEvento.tpEvento.valor">danfe.procEventoCCe.evento.infEvento.tpEvento.valor</text:user-field-get></text:p>
          </table:table-cell>
          <table:table-cell table:style-name="Tabela5.C2" office:value-type="string">
            <text:p text:style-name="Descritivo_20_campo">Evento</text:p>
            <text:p text:style-name="Dado_20_campo"><text:user-field-get text:name="py3o.danfe.procEventoCCe.evento.infEvento.detEvento.descEvento.valor">danfe.procEventoCCe.evento.infEvento.detEvento.descEvento.valor</text:user-field-get></text:p>
          </table:table-cell>
          <table:table-cell table:style-name="Tabela5.D2" office:value-type="string">
            <text:p text:style-name="P15">Protocolo de registro do evento</text:p>
            <text:p text:style-name="Dado_20_campo"><text:user-field-get text:name="py3o.danfe.procEventoCCe.retEvento.protocolo_formatado">danfe.procEventoCCe.retEvento.protocolo_formatado</text:user-field-get></text:p>
          </table:table-cell>
        </table:table-row>
        <table:table-row table:style-name="Tabela5.3">
          <table:table-cell table:style-name="Tabela5.A3" office:value-type="string">
            <text:p text:style-name="Descritivo_20_campo">Sit.</text:p>
            <text:p text:style-name="Dado_20_campo"><text:user-field-get text:name="py3o.danfe.procEventoCCe.retEvento.infEvento.cStat.valor">danfe.procEventoCCe.retEvento.infEvento.cStat.valor</text:user-field-get></text:p>
          </table:table-cell>
          <table:table-cell table:style-name="Tabela5.B3" table:number-columns-spanned="3" office:value-type="string">
            <text:p text:style-name="Descritivo_20_campo">Motivo</text:p>
            <text:p text:style-name="Dado_20_campo"><text:user-field-get text:name="py3o.danfe.procEventoCCe.retEvento.infEvento.xMotivo.valor">danfe.procEventoCCe.retEvento.infEvento.xMotivo.valor</text:user-field-get></text:p>
          </table:table-cell>
          <table:covered-table-cell/>
          <table:covered-table-cell/>
        </table:table-row>
        <table:table-row table:style-name="Tabela5.4">
          <table:table-cell table:style-name="Tabela5.A4" table:number-columns-spanned="4" office:value-type="string">
            <text:p text:style-name="Descritivo_20_campo">Descrição do evento</text:p>
            <text:p text:style-name="P18">Correção a ser considerada:</text:p>
            <text:p text:style-name="P22"><text:user-field-get text:name="py3o.danfe.procEventoCCe.evento.infEvento.detEvento.xCorrecao.valor">danfe.procEventoCCe.evento.infEvento.detEvento.xCorrecao.valor</text:user-field-get></text:p>
            <text:p text:style-name="P19"/>
            <text:p text:style-name="P18">Condições de uso:</text:p>
            <text:p text:style-name="P22">A Carta de Correção é disciplinada pelo § 1º-A do art. 7º do Convênio S/N, de 15 de dezembro de 1970 e pode ser utilizada para regularização de erro ocorrido na emissão de documento fiscal, desde que o erro não esteja relacionado com:</text:p>
            <text:p text:style-name="P22"><text:span text:style-name="T12">I</text:span> - as variáveis que determinam o valor do imposto tais como: base de cálculo, alíquota, diferença de preço, quantidade, valor da operação ou da prestação;</text:p>
            <text:p text:style-name="P22"><text:soft-page-break/><text:span text:style-name="T12">II</text:span> - a correção de dados cadastrais que implique mudança do remetente ou do destinatário;</text:p>
            <text:p text:style-name="P22"><text:span text:style-name="T12">III</text:span> - a data de emissão ou de saída.</text:p>
            <text:p text:style-name="P23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0.101cm" fo:margin-bottom="0c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049cm" fo:margin-bottom="0c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3.995cm"/>
    </style:style>
    <style:style style:name="Tabela13.B" style:family="table-column">
      <style:table-column-properties style:column-width="2.468cm"/>
    </style:style>
    <style:style style:name="Tabela13.C" style:family="table-column">
      <style:table-column-properties style:column-width="1.529cm"/>
    </style:style>
    <style:style style:name="Tabela13.D" style:family="table-column">
      <style:table-column-properties style:column-width="3.404cm"/>
    </style:style>
    <style:style style:name="Tabela13.E" style:family="table-column">
      <style:table-column-properties style:column-width="1.004cm"/>
    </style:style>
    <style:style style:name="Tabela13.F" style:family="table-column">
      <style:table-column-properties style:column-width="0.527cm"/>
    </style:style>
    <style:style style:name="Tabela13.G" style:family="table-column">
      <style:table-column-properties style:column-width="0.071cm"/>
    </style:style>
    <style:style style:name="Tabela13.H" style:family="table-column">
      <style:table-column-properties style:column-width="2.201cm"/>
    </style:style>
    <style:style style:name="Tabela13.I" style:family="table-column">
      <style:table-column-properties style:column-width="0.81cm"/>
    </style:style>
    <style:style style:name="Tabela13.J" style:family="table-column">
      <style:table-column-properties style:column-width="1.591cm"/>
    </style:style>
    <style:style style:name="Tabela13.K" style:family="table-column">
      <style:table-column-properties style:column-width="1.797cm"/>
    </style:style>
    <style:style style:name="Tabela13.A1" style:family="table-cell">
      <style:table-cell-properties fo:padding="0cm" fo:border="none"/>
    </style:style>
    <style:style style:name="Tabela13.A5" style:family="table-cell">
      <style:table-cell-properties style:vertical-align="middle" fo:padding="0.097cm" fo:border="none"/>
    </style:style>
    <style:style style:name="Tabela13.6" style:family="table-row">
      <style:table-row-properties style:min-row-height="1.159cm"/>
    </style:style>
    <style:style style:name="Tabela13.A9" style:family="table-cell">
      <style:table-cell-properties style:vertical-align="middle" fo:padding="0cm" fo:border="none"/>
    </style:style>
    <style:style style:name="Tabela13.10" style:family="table-row">
      <style:table-row-properties style:row-height="1.3cm"/>
    </style:style>
    <style:style style:name="Tabela13.A10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13.D10" style:family="table-cell">
      <style:table-cell-properties style:vertical-align="middle" fo:padding="0.101cm" fo:border="0.05pt solid #000000"/>
    </style:style>
    <style:style style:name="Tabela13.E1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3.11" style:family="table-row">
      <style:table-row-properties style:row-height="0.801cm"/>
    </style:style>
    <style:style style:name="Tabela13.E1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13" style:family="table-row">
      <style:table-row-properties style:row-height="0.45cm"/>
    </style:style>
    <style:style style:name="Tabela13.A13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13.14" style:family="table-row">
      <style:table-row-properties style:row-height="0.801cm" fo:background-color="transparent" fo:keep-together="auto">
        <style:background-image/>
      </style:table-row-properties>
    </style:style>
    <style:style style:name="Tabela13.A14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3.E14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3.15" style:family="table-row">
      <style:table-row-properties style:min-row-height="0.45cm" fo:background-color="transparent" fo:keep-together="auto">
        <style:background-image/>
      </style:table-row-properties>
    </style:style>
    <style:style style:name="Tabela13.A15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13.E1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2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29" style:family="table-row">
      <style:table-row-properties style:row-height="0.75cm" fo:background-color="transparent" fo:keep-together="auto">
        <style:background-image/>
      </style:table-row-properties>
    </style:style>
    <style:style style:name="Tabela13.A29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13.30" style:family="table-row">
      <style:table-row-properties style:row-height="0.75cm"/>
    </style:style>
    <style:style style:name="Tabela13.A3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3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30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31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A37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38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3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39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44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45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4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46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51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52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5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53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57" style:family="table-row">
      <style:table-row-properties style:row-height="0.75cm"/>
    </style:style>
    <style:style style:name="Tabela13.A57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5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5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58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E6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7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84" style:family="table-row">
      <style:table-row-properties style:row-height="0.75cm"/>
    </style:style>
    <style:style style:name="Tabela13.A84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84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8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8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86" style:family="table-row">
      <style:table-row-properties style:row-height="0.45cm" fo:background-color="transparent" fo:keep-together="auto">
        <style:background-image/>
      </style:table-row-properties>
    </style:style>
    <style:style style:name="Tabela13.A86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1.799cm" style:rel-column-width="65535*"/>
    </style:style>
    <style:style style:name="Tabela1.A1" style:family="table-cell">
      <style:table-cell-properties fo:padding="0cm" fo:border="none"/>
    </style:style>
    <style:style style:name="Tabela1.2" style:family="table-row">
      <style:table-row-properties fo:background-color="transparent" fo:keep-together="auto">
        <style:background-image/>
      </style:table-row-properties>
    </style:style>
    <style:style style:name="Tabela1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1.A3" style:family="table-cell">
      <style:table-cell-properties fo:background-color="transparent" fo:padding="0cm" fo:border="none">
        <style:background-image/>
      </style:table-cell-properties>
    </style:style>
    <style:style style:name="Tabela1.A4" style:family="table-cell">
      <style:table-cell-properties fo:padding="0cm" fo:border-left="none" fo:border-right="none" fo:border-top="4pt solid #f04e4d" fo:border-bottom="none"/>
    </style:style>
    <style:style style:name="Tabela1.8" style:family="table-row">
      <style:table-row-properties style:row-height="0.199cm"/>
    </style:style>
    <style:style style:name="Tabela1.A9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Tabela13.87" style:family="table-row">
      <style:table-row-properties style:row-height="0.75cm"/>
    </style:style>
    <style:style style:name="Tabela13.A87" style:family="table-cell">
      <style:table-cell-properties fo:padding-left="0.101cm" fo:padding-right="0.101cm" fo:padding-top="0.101cm" fo:padding-bottom="0cm" fo:border="none"/>
    </style:style>
    <style:style style:name="Tabela13.J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13.88" style:family="table-row">
      <style:table-row-properties style:row-height="0.75cm"/>
    </style:style>
    <style:style style:name="Tabela13.A88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H8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K8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89" style:family="table-row">
      <style:table-row-properties style:row-height="0.75cm"/>
    </style:style>
    <style:style style:name="Tabela13.A8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13.F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I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J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6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.399cm" style:rel-column-width="65535*"/>
    </style:style>
    <style:style style:name="Tabela16.1" style:family="table-row">
      <style:table-row-properties style:min-row-height="0.199cm"/>
    </style:style>
    <style:style style:name="Tabela16.A1" style:family="table-cell">
      <style:table-cell-properties style:vertical-align="bottom" fo:padding="0.049cm" fo:border-left="none" fo:border-right="none" fo:border-top="0.05pt solid #000000" fo:border-bottom="none"/>
    </style:style>
    <style:style style:name="MP1" style:family="paragraph" style:parent-style-name="Emitente_20_dados">
      <style:text-properties fo:font-weight="normal" style:font-weight-asian="normal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font-size="10pt"/>
    </style:style>
    <style:style style:name="MP3" style:family="paragraph" style:parent-style-name="Frame_20_contents">
      <style:paragraph-properties fo:text-align="center" style:justify-single-word="false"/>
    </style:style>
    <style:style style:name="MP4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MP5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MP6" style:family="paragraph" style:parent-style-name="Descritivo_20_campo">
      <style:text-properties fo:font-size="2pt" style:font-size-asian="1.75pt" style:font-size-complex="2pt"/>
    </style:style>
    <style:style style:name="MP7" style:family="paragraph" style:parent-style-name="Dado_20_variável">
      <style:text-properties fo:font-size="8pt" style:font-size-asian="8pt" style:font-size-complex="8pt"/>
    </style:style>
    <style:style style:name="MP8" style:family="paragraph" style:parent-style-name="Table_20_Contents">
      <style:text-properties fo:font-size="10pt"/>
    </style:style>
    <style:style style:name="MP9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10" style:family="paragraph" style:parent-style-name="Dado_20_campo">
      <style:text-properties fo:font-weight="normal" style:font-weight-asian="normal" style:font-weight-complex="normal"/>
    </style:style>
    <style:style style:name="MP11" style:family="paragraph" style:parent-style-name="Frame_20_contents">
      <style:paragraph-properties fo:text-align="start" style:justify-single-word="false"/>
    </style:style>
    <style:style style:name="MP12" style:family="paragraph" style:parent-style-name="Emitente_20_nome">
      <style:text-properties fo:font-size="10pt" style:font-size-asian="10pt" style:font-size-complex="10pt"/>
    </style:style>
    <style:style style:name="MP13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MP14" style:family="paragraph" style:parent-style-name="Emitente_20_nome">
      <style:text-properties fo:font-weight="normal" style:font-weight-asian="normal" style:font-weight-complex="normal"/>
    </style:style>
    <style:style style:name="MP15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16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MP17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18" style:family="paragraph" style:parent-style-name="Dado_20_campo">
      <style:text-properties fo:font-weight="bold" style:font-weight-asian="bold" style:font-weight-complex="bold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color="#ce181e" fo:font-weight="bold" style:font-weight-asian="bold" style:font-weight-complex="bold"/>
    </style:style>
    <style:style style:name="MT4" style:family="text">
      <style:text-properties fo:font-size="6pt" fo:font-weight="normal" style:font-size-asian="6pt" style:font-weight-asian="normal" style:font-size-complex="6pt" style:font-weight-complex="normal"/>
    </style:style>
    <style:style style:name="MT5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6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7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8" style:family="text">
      <style:text-properties fo:color="#ffffff"/>
    </style:style>
    <style:style style:name="MT9" style:family="text">
      <style:text-properties fo:color="#ffffff" fo:font-size="10pt" style:font-size-asian="10pt" style:font-size-complex="10pt"/>
    </style:style>
    <style:style style:name="MT10" style:family="text">
      <style:text-properties fo:font-size="6pt" style:font-size-asian="6pt" style:font-size-complex="6pt"/>
    </style:style>
    <style:style style:name="MT11" style:family="text">
      <style:text-properties fo:font-size="23.2000007629395pt" style:font-size-asian="23.2000007629395pt" style:font-size-complex="23.2000007629395pt"/>
    </style:style>
    <style:style style:name="MT12" style:family="text">
      <style:text-properties style:use-window-font-color="true" style:text-underline-style="none"/>
    </style:style>
    <style:style style:name="M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M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Mfr3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0.101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style:writing-mode="lr-tb" draw:fill-image-width="0cm" draw:fill-image-height="0cm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99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1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column table:style-name="Tabela13.E"/>
          <table:table-column table:style-name="Tabela13.F"/>
          <table:table-column table:style-name="Tabela13.G"/>
          <table:table-column table:style-name="Tabela13.H"/>
          <table:table-column table:style-name="Tabela13.I"/>
          <table:table-column table:style-name="Tabela13.J"/>
          <table:table-column table:style-name="Tabela13.K"/>
          <table:table-row>
            <table:table-cell table:style-name="Tabela13.A1" table:number-columns-spanned="11" office:value-type="string">
              <text:p text:style-name="Text_20_body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1" table:number-columns-spanned="11" office:value-type="string">
              <text:p text:style-name="Standard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1" table:number-columns-spanned="11" office:value-type="string">
              <text:p text:style-name="Text_20_body"><text:user-field-get text:name="py3o.danfe.NFe.chave_imagem">danfe.NFe.chave_imagem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1" table:number-columns-spanned="11" office:value-type="string">
              <text:p text:style-name="Text_20_body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6">
            <table:table-cell table:style-name="Tabela13.A5" table:number-columns-spanned="11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10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2"><draw:frame draw:style-name="Mfr1" draw:name="py3o.image(danfe.NFe.chave_imagem, 'png', isb64=True, dummy=1)" text:anchor-type="paragraph" svg:width="6.001cm" svg:height="0.801cm" draw:z-index="3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11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MP4">Impresso para simples conferência</text:p>
              <text:p text:style-name="MP4">Informações não transmitidas a nenhuma<text:line-break/>SEFAZ autorizadora</text:p>
              <text:p text:style-name="MP5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autoriz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5">
            <table:table-cell table:style-name="Tabela13.A15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10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2"><draw:frame draw:style-name="Mfr1" draw:name="py3o.image(danfe.NFe.chave_imagem, 'png', isb64=True, dummy=2)" text:anchor-type="paragraph" svg:width="6.001cm" svg:height="0.801cm" draw:z-index="8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18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autoriz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5">
            <table:table-cell table:style-name="Tabela13.A15" table:number-columns-spanned="11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10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8"><draw:frame draw:style-name="Mfr1" draw:name="py3o.image(danfe.NFe.chave_imagem, 'png', isb64=True, dummy=3)" text:anchor-type="paragraph" svg:width="6.001cm" svg:height="0.801cm" draw:z-index="12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25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deneg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29">
            <table:table-cell table:style-name="Tabela13.A29" table:number-columns-spanned="11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30">
            <table:table-cell table:style-name="Tabela13.A3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3.C30" table:number-columns-spanned="4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covered-table-cell/>
            <table:table-cell table:style-name="Tabela13.G30" table:number-columns-spanned="5" office:value-type="string">
              <text:p text:style-name="Descritivo_20_campo">CNPJ</text:p>
              <text:p text:style-name="MP10"><text:user-field-get text:name="py3o.danfe.NFe.cnpj_emitente_formatado">danfe.NFe.cnpj_emitente_formatado</text:user-field-get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3.A31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39" table:number-rows-spanned="3" office:value-type="string">
              <text:p text:style-name="Emitente_20_nome"><draw:frame draw:style-name="Mfr2" draw:name="py3o.image(danfe.logo, 'png', isb64=True,dummy=1)" text:anchor-type="char" svg:width="3.799cm" svg:height="3.2cm" draw:z-index="16"><draw:text-box><text:p text:style-name="MP11"/></draw:text-box></draw:frame></text:p>
            </table:table-cell>
            <table:table-cell table:style-name="Tabela13.A10" table:number-rows-spanned="4" table:number-columns-spanned="2" office:value-type="string">
              <text:p text:style-name="MP12"><text:user-field-get text:name="py3o.danfe.NFe.infNFe.emit.xNome.valor">danfe.NFe.infNFe.emit.xNome.valor</text:user-field-get></text:p>
              <text:p text:style-name="MP13"><text:line-break/><text:user-field-get text:name="py3o.danfe.NFe.endereco_emitente_formatado_linha_1">danfe.NFe.endereco_emitente_formatado_linha_1</text:user-field-get></text:p>
              <text:p text:style-name="MP13"><text:user-field-get text:name="py3o.danfe.NFe.endereco_emitente_formatado_linha_2">danfe.NFe.endereco_emitente_formatado_linha_2</text:user-field-get></text:p>
              <text:p text:style-name="MP13"><text:user-field-get text:name="py3o.danfe.NFe.endereco_emitente_formatado_linha_3">danfe.NFe.endereco_emitente_formatado_linha_3</text:user-field-get></text:p>
              <text:p text:style-name="MP13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2"><draw:frame draw:style-name="Mfr1" draw:name="py3o.image(danfe.NFe.chave_imagem, 'png', isb64=True, dummy=4)" text:anchor-type="paragraph" svg:width="6.001cm" svg:height="0.801cm" draw:z-index="20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38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MP4">Impresso para simples conferência</text:p>
              <text:p text:style-name="MP4">Informações não transmitidas a nenhuma<text:line-break/>SEFAZ autorizadora</text:p>
              <text:p text:style-name="MP5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autoriz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5">
            <table:table-cell table:style-name="Tabela13.A15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46" table:number-rows-spanned="3" office:value-type="string">
              <text:p text:style-name="Emitente_20_nome"><draw:frame draw:style-name="Mfr2" draw:name="py3o.image(danfe.logo, 'png', isb64=True,dummy=2)" text:anchor-type="char" svg:width="3.799cm" svg:height="3.2cm" draw:z-index="24"><draw:text-box><text:p text:style-name="MP11"/></draw:text-box></draw:frame></text:p>
            </table:table-cell>
            <table:table-cell table:style-name="Tabela13.A10" table:number-rows-spanned="4" table:number-columns-spanned="2" office:value-type="string">
              <text:p text:style-name="MP12"><text:user-field-get text:name="py3o.danfe.NFe.infNFe.emit.xNome.valor">danfe.NFe.infNFe.emit.xNome.valor</text:user-field-get></text:p>
              <text:p text:style-name="MP13"><text:line-break/><text:user-field-get text:name="py3o.danfe.NFe.endereco_emitente_formatado_linha_1">danfe.NFe.endereco_emitente_formatado_linha_1</text:user-field-get></text:p>
              <text:p text:style-name="MP13"><text:user-field-get text:name="py3o.danfe.NFe.endereco_emitente_formatado_linha_2">danfe.NFe.endereco_emitente_formatado_linha_2</text:user-field-get></text:p>
              <text:p text:style-name="MP13"><text:user-field-get text:name="py3o.danfe.NFe.endereco_emitente_formatado_linha_3">danfe.NFe.endereco_emitente_formatado_linha_3</text:user-field-get></text:p>
              <text:p text:style-name="MP13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2"><draw:frame draw:style-name="Mfr1" draw:name="py3o.image(danfe.NFe.chave_imagem, 'png', isb64=True, dummy=5)" text:anchor-type="paragraph" svg:width="6.001cm" svg:height="0.801cm" draw:z-index="28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45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autoriz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5">
            <table:table-cell table:style-name="Tabela13.A15" table:number-columns-spanned="11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53" table:number-rows-spanned="3" office:value-type="string">
              <text:p text:style-name="Emitente_20_nome"><draw:frame draw:style-name="Mfr2" draw:name="py3o.image(danfe.logo, 'png', isb64=True,dummy=3)" text:anchor-type="char" svg:width="3.799cm" svg:height="3.2cm" draw:z-index="32"><draw:text-box><text:p text:style-name="MP11"/></draw:text-box></draw:frame></text:p>
            </table:table-cell>
            <table:table-cell table:style-name="Tabela13.A10" table:number-rows-spanned="4" table:number-columns-spanned="2" office:value-type="string">
              <text:p text:style-name="MP12"><text:user-field-get text:name="py3o.danfe.NFe.infNFe.emit.xNome.valor">danfe.NFe.infNFe.emit.xNome.valor</text:user-field-get></text:p>
              <text:p text:style-name="MP13"><text:line-break/><text:user-field-get text:name="py3o.danfe.NFe.endereco_emitente_formatado_linha_1">danfe.NFe.endereco_emitente_formatado_linha_1</text:user-field-get></text:p>
              <text:p text:style-name="MP13"><text:user-field-get text:name="py3o.danfe.NFe.endereco_emitente_formatado_linha_2">danfe.NFe.endereco_emitente_formatado_linha_2</text:user-field-get></text:p>
              <text:p text:style-name="MP13"><text:user-field-get text:name="py3o.danfe.NFe.endereco_emitente_formatado_linha_3">danfe.NFe.endereco_emitente_formatado_linha_3</text:user-field-get></text:p>
              <text:p text:style-name="MP13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8"><draw:frame draw:style-name="Mfr1" draw:name="py3o.image(danfe.NFe.chave_imagem, 'png', isb64=True, dummy=6)" text:anchor-type="paragraph" svg:width="6.001cm" svg:height="0.801cm" draw:z-index="30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52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deneg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29">
            <table:table-cell table:style-name="Tabela13.A29" table:number-columns-spanned="11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57">
            <table:table-cell table:style-name="Tabela13.A57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3.C57" table:number-columns-spanned="4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covered-table-cell/>
            <table:table-cell table:style-name="Tabela13.G57" table:number-columns-spanned="5" office:value-type="string">
              <text:p text:style-name="Descritivo_20_campo">CNPJ</text:p>
              <text:p text:style-name="MP10"><text:user-field-get text:name="py3o.danfe.NFe.cnpj_emitente_formatado">danfe.NFe.cnpj_emitente_formatado</text:user-field-get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3.A58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6">
            <table:table-cell table:style-name="Tabela13.A5" table:number-columns-spanned="11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5" table:number-columns-spanned="11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10" table:number-rows-spanned="3" table:number-columns-spanned="3" office:value-type="string">
              <text:p text:style-name="MP14"><draw:frame draw:style-name="Mfr2" draw:name="py3o.image(danfe.cabecalho, 'png', isb64=True,dummy=1)" text:anchor-type="char" svg:width="7.8cm" svg:height="3.2cm" draw:z-index="26"><draw:text-box><text:p text:style-name="MP11"/></draw:text-box></draw:frame></text:p>
            </table:table-cell>
            <table:covered-table-cell/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2"><draw:frame draw:style-name="Mfr1" draw:name="py3o.image(danfe.NFe.chave_imagem, 'png', isb64=True, dummy=7)" text:anchor-type="paragraph" svg:width="6.001cm" svg:height="0.801cm" draw:z-index="22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65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MP4">Impresso para simples conferência</text:p>
              <text:p text:style-name="MP4">Informações não transmitidas a nenhuma<text:line-break/>SEFAZ autorizadora</text:p>
              <text:p text:style-name="MP5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autoriz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5">
            <table:table-cell table:style-name="Tabela13.A15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10" table:number-rows-spanned="3" table:number-columns-spanned="3" office:value-type="string">
              <text:p text:style-name="MP14"><draw:frame draw:style-name="Mfr2" draw:name="py3o.image(danfe.cabecalho, 'png', isb64=True,dummy=2)" text:anchor-type="char" svg:width="7.8cm" svg:height="3.2cm" draw:z-index="18"><draw:text-box><text:p text:style-name="MP11"/></draw:text-box></draw:frame></text:p>
            </table:table-cell>
            <table:covered-table-cell/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2"><draw:frame draw:style-name="Mfr1" draw:name="py3o.image(danfe.NFe.chave_imagem, 'png', isb64=True, dummy=8)" text:anchor-type="paragraph" svg:width="6.001cm" svg:height="0.801cm" draw:z-index="14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72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autoriz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5">
            <table:table-cell table:style-name="Tabela13.A15" table:number-columns-spanned="11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3.A9" table:number-columns-spanned="11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table-cell table:style-name="Tabela13.A10" table:number-rows-spanned="3" table:number-columns-spanned="3" office:value-type="string">
              <text:p text:style-name="MP14"><draw:frame draw:style-name="Mfr2" draw:name="py3o.image(danfe.cabecalho, 'png', isb64=True,dummy=3)" text:anchor-type="char" svg:width="7.8cm" svg:height="3.2cm" draw:z-index="10"><draw:text-box><text:p text:style-name="MP11"/></draw:text-box></draw:frame></text:p>
            </table:table-cell>
            <table:covered-table-cell/>
            <table:covered-table-cell/>
            <table:table-cell table:style-name="Tabela13.D10" table:number-rows-spanned="4" office:value-type="string">
              <text:p text:style-name="Descritivo_20_DANFE">DACCE</text:p>
              <text:p text:style-name="Descritivo_20_DANFE_20_geral">DOCUMENTO AUXILIAR DA CARTA DE CORREÇÃO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Descritivo_20_DANFE_20_geral"/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13.E10" table:number-columns-spanned="7" office:value-type="string">
              <text:p text:style-name="MP8"><draw:frame draw:style-name="Mfr1" draw:name="py3o.image(danfe.NFe.chave_imagem, 'png', isb64=True, dummy=9)" text:anchor-type="paragraph" svg:width="6.001cm" svg:height="0.801cm" draw:z-index="6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1">
            <table:covered-table-cell/>
            <table:covered-table-cell/>
            <table:covered-table-cell/>
            <table:covered-table-cell/>
            <table:table-cell table:style-name="Tabela13.E79" table:number-columns-spanned="7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0">
            <table:covered-table-cell/>
            <table:covered-table-cell/>
            <table:covered-table-cell/>
            <table:covered-table-cell/>
            <table:table-cell table:style-name="Tabela13.E10" table:number-rows-spanned="2" table:number-columns-spanned="7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3">
            <table:table-cell table:style-name="Tabela13.A13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14">
            <table:table-cell table:style-name="Tabela13.A14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3.E14" table:number-columns-spanned="7" office:value-type="string">
              <text:p text:style-name="Descritivo_20_campo">Protocolo de denegação</text:p>
              <text:p text:style-name="MP6"/>
              <text:p text:style-name="MP7"><text:user-field-get text:name="py3o.danfe.protNFe.protocolo_formatado">dan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29">
            <table:table-cell table:style-name="Tabela13.A29" table:number-columns-spanned="11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84">
            <table:table-cell table:style-name="Tabela13.A84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3.C84" table:number-columns-spanned="4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covered-table-cell/>
            <table:table-cell table:style-name="Tabela13.G84" table:number-columns-spanned="5" office:value-type="string">
              <text:p text:style-name="Descritivo_20_campo">CNPJ</text:p>
              <text:p text:style-name="MP10"><text:user-field-get text:name="py3o.danfe.NFe.cnpj_emitente_formatado">danfe.NFe.cnpj_emitente_formatado</text:user-field-get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3.A85" table:number-columns-spanned="1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86">
            <table:table-cell table:style-name="Tabela13.A86" table:number-columns-spanned="11" office:value-type="string">
              <text:p text:style-name="Descritivo_20_bloco"><draw:frame draw:style-name="Mfr3" draw:name="Quadro2" text:anchor-type="paragraph" svg:y="7.9cm" svg:width="12cm" draw:z-index="1"><draw:text-box fo:min-height="9.999cm"><table:table table:name="Tabela1" table:style-name="Tabela1"><table:table-column table:style-name="Tabela1.A"/><table:table-row><table:table-cell table:style-name="Tabela1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1.2"><table:table-cell table:style-name="Tabela1.A2" office:value-type="string"><text:p text:style-name="MP15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1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1.A4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1.2"><table:table-cell table:style-name="Tabela1.A2" office:value-type="string"><text:p text:style-name="MP16"><text:span text:style-name="MT7"> </text:span><text:span text:style-name="MT8"><text:line-break/>DENEGADA<text:line-break/></text:span><text:span text:style-name="MT9"><text:user-field-get text:name="py3o.danfe.protNFe.infProt.xMotivo.valor">danfe.protNFe.infProt.xMotivo.valor</text:user-field-get></text:span><text:span text:style-name="MT9"><text:line-break/></text:span><text:span text:style-name="MT4"> </text:span></text:p></table:table-cell></table:table-row><table:table-row><table:table-cell table:style-name="Tabela1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1.8"><table:table-cell table:style-name="Tabela1.A1" office:value-type="string"><text:p text:style-name="Table_20_Contents"/></table:table-cell></table:table-row><table:table-row table:style-name="Tabela1.2"><table:table-cell table:style-name="Tabela1.A9" office:value-type="string"><text:p text:style-name="MP17"><text:span text:style-name="MT10"> </text:span><text:line-break/>HOMOLOGAÇÃO<text:line-break/><text:span text:style-name="MT11">SEM VALOR FISCAL<text:line-break/></text:span><text:span text:style-name="MT10"> </text:span></text:p></table:table-cell></table:table-row><table:table-row><table:table-cell table:style-name="Tabela1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ESTINATÁRIO/REMETEN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87">
            <table:table-cell table:style-name="Tabela13.A87" table:number-columns-spanned="9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3.J87" table:number-columns-spanned="2" office:value-type="string">
              <text:p text:style-name="Descritivo_20_campo">CNPJ/CPF</text:p>
              <text:p text:style-name="MP18"><text:user-field-get text:name="py3o.danfe.NFe.cnpj_destinatario_formatado">danfe.NFe.cnpj_destinatario_formatado</text:user-field-get></text:p>
            </table:table-cell>
            <table:covered-table-cell/>
          </table:table-row>
          <table:table-row table:style-name="Tabela13.88">
            <table:table-cell table:style-name="Tabela13.A88" table:number-columns-spanned="7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3.H88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13.K88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13.89">
            <table:table-cell table:style-name="Tabela13.A89" table:number-columns-spanned="5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covered-table-cell/>
            <table:covered-table-cell/>
            <table:covered-table-cell/>
            <table:table-cell table:style-name="Tabela13.F89" table:number-columns-spanned="3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covered-table-cell/>
            <table:covered-table-cell/>
            <table:table-cell table:style-name="Tabela13.I89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13.J89" table:number-columns-spanned="2" office:value-type="string">
              <text:p text:style-name="Descritivo_20_campo">Inscrição estadual</text:p>
              <text:p text:style-name="Dado_20_campo"><text:user-field-get text:name="py3o.danfe.NFe.ie_destinatario_formatada">danfe.NFe.ie_destinatario_formatada</text:user-field-get></text:p>
            </table:table-cell>
            <table:covered-table-cell/>
          </table:table-row>
        </table:table>
      </style:header>
      <style:footer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Footer">Impresso dia <text:date style:data-style-name="N36" text:date-value="2017-11-29T17:06:33.213122128">29/11/2017</text:date><text:s/>às <text:time style:data-style-name="N41" text:time-value="2017-11-29T17:06:33.213191907">17:06:25</text:time><text:s/>por <text:span text:style-name="MT12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CCE</dc:title>
    <meta:editing-duration>P1DT23H2M45S</meta:editing-duration>
    <meta:editing-cycles>624</meta:editing-cycles>
    <meta:generator>LibreOffice/5.4.3.2$Linux_X86_64 LibreOffice_project/40m0$Build-2</meta:generator>
    <dc:date>2017-11-29T17:06:33.018264747</dc:date>
    <dc:creator>Taŭga Tecnologia</dc:creator>
    <meta:document-statistic meta:table-count="5" meta:image-count="0" meta:object-count="0" meta:page-count="2" meta:paragraph-count="279" meta:word-count="785" meta:character-count="9010" meta:non-whitespace-character-count="8470"/>
    <meta:template xlink:type="simple" xlink:actuate="onRequest" xlink:title="WriterPadrão" xlink:href="../Modelos/WriterPadrão.ott" meta:date="2016-12-23T15:03:10.881647871"/>
  </office:meta>
</office:document-meta>
</file>